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2.813cm"/>
    </style:style>
    <style:style style:name="co12" style:family="table-column">
      <style:table-column-properties fo:break-before="auto" style:column-width="27.474cm"/>
    </style:style>
    <style:style style:name="co13" style:family="table-column">
      <style:table-column-properties fo:break-before="auto" style:column-width="30.37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Loggin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Aborted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Robots</text:p>
          </table:table-cell>
          <table:table-cell table:style-name="ce3" office:value-type="string" calcext:value-type="string">
            <text:p>Enclosed </text:p>
            <text:p>Space </text:p>
            <text:p>Removal </text:p>
            <text:p>Flag</text:p>
          </table:table-cell>
          <table:table-cell office:value-type="string" calcext:value-type="string">
            <text:p>Connectivity</text:p>
            <text:p>Constant</text:p>
          </table:table-cell>
          <table:table-cell office:value-type="string" calcext:value-type="string">
            <text:p>Random</text:p>
            <text:p>Level</text:p>
          </table:table-cell>
          <table:table-cell office:value-type="string" calcext:value-type="string">
            <text:p>Max</text:p>
            <text:p>Iterations</text:p>
          </table:table-cell>
          <table:table-cell office:value-type="string" calcext:value-type="string">
            <text:p>Number</text:p>
            <text:p>of</text:p>
            <text:p>Obstacles</text:p>
          </table:table-cell>
          <table:table-cell office:value-type="string" calcext:value-type="string">
            <text:p>Discrepancy</text:p>
            <text:p>Achieved</text:p>
          </table:table-cell>
          <table:table-cell office:value-type="string" calcext:value-type="string">
            <text:p>Iterations</text:p>
            <text:p>Achieved</text:p>
          </table:table-cell>
          <table:table-cell office:value-type="string" calcext:value-type="string">
            <text:p>Time</text:p>
            <text:p>Elapsed</text:p>
          </table:table-cell>
          <table:table-cell office:value-type="string" calcext:value-type="string">
            <text:p>Connected Bool</text:p>
          </table:table-cell>
          <table:table-cell office:value-type="string" calcext:value-type="string">
            <text:p>Ilabel</text:p>
          </table:table-cell>
          <table:table-cell office:value-type="string" calcext:value-type="string">
            <text:p>Environment Grid</text:p>
          </table:table-cell>
          <table:table-cell office:value-type="string" calcext:value-type="string">
            <text:p>Assignment Grid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72541685" calcext:value-type="float">
            <text:p>1572541685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0 1 1 1 1 1 0 0 0 0 <text:s/>0 0 1 1 1 1 1 1 0 0 <text:s/>1 1 1 1 1 1 0 1 0 0 <text:s/>0 1 1 1 1 1 0 1 0 0 <text:s/>0 1 1 0 1 1 0 0 0 0 <text:s/>0 1 0 1 1 1 0 0 0 0 <text:s/>0 1 0 0 0 0 0 0 0 0 <text:s/>0 0 0 0 0 0 0 0 0 0 <text:s/>0 0 0 0 0 0 0 0 0 0 <text:s/>0 0 0 0 0 0 0 0 0 0 0 0 0 0 0 0 0 0 0 0 <text:s/>0 0 0 0 0 0 0 0 0 0 <text:s/>0 0 0 0 0 0 0 0 0 0 <text:s/>0 0 0 0 0 0 0 0 0 0 <text:s/>0 0 0 0 0 0 0 1 0 1 <text:s/>0 0 0 0 0 0 0 1 1 1 <text:s/>0 0 1 1 1 0 1 1 1 1 <text:s/>1 1 1 0 0 1 1 0 1 0 <text:s/>1 1 1 1 1 1 0 1 1 1 <text:s/>0 1 0 1 1 0 1 1 1 0</text:p>
          </table:table-cell>
          <table:table-cell table:number-columns-repeated="2" office:value-type="string" calcext:value-type="string">
            <text:p>1 0 0 0 0 0 1 1 1 1 1 1 0 0 0 2 0 0 1 1 0 0 0 0 0 0 1 0 1 1 1 0 0 0 0 0 <text:s/>1 0 1 1 1 0 0 1 0 0 1 0 1 0 1 0 1 0 0 0 1 0 0 0 1 0 0 0 0 1 0 0 0 0 0 0 <text:s/>0 1 1 0 0 1 0 1 0 0 0 0 0 0 1 0 0 2 1 0 1 0 0 1 0 0 0 1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7971423" calcext:value-type="float">
            <text:p>187797142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0 0 0 2 2 2 2 <text:s/>3 0 0 0 0 0 2 2 0 0 <text:s/>3 3 0 0 0 0 0 2 2 2 <text:s/>0 0 0 0 0 0 0 0 2 0 <text:s/>0 0 0 0 0 0 0 0 0 0 <text:s/>0 0 0 0 0 0 0 0 0 0 <text:s/>0 0 0 0 4 4 0 0 0 0 <text:s/>0 0 0 0 0 4 0 0 0 0 <text:s/>0 0 0 0 0 0 0 0 0 0 <text:s/>0 0 0 0 0 0 0 0 0 0 0 0 0 1 0 0 0 0 0 0 <text:s/>0 0 1 1 1 0 0 0 0 0 <text:s/>0 0 1 1 0 2 2 0 0 0 <text:s/>0 0 0 1 1 0 0 1 0 0 <text:s/>0 0 1 1 1 0 1 1 0 0 <text:s/>0 1 1 1 1 1 1 1 0 0 <text:s/>0 0 0 1 0 0 0 0 0 0 <text:s/>0 0 0 0 0 0 0 0 0 0 <text:s/>0 0 0 0 0 0 0 0 0 0 <text:s/>0 0 0 0 0 0 0 0 0 0 0 0 0 0 0 0 0 0 0 0 <text:s/>0 0 0 0 0 0 0 0 0 0 <text:s/>0 0 0 0 0 0 0 0 0 0 <text:s/>0 0 0 0 0 0 0 0 0 1 <text:s/>0 0 0 0 0 0 0 0 1 1 <text:s/>0 0 0 0 0 0 0 0 1 1 <text:s/>0 0 1 0 0 0 0 0 1 1 <text:s/>0 1 1 0 0 0 0 1 1 1 <text:s/>0 0 1 0 1 0 1 1 0 1 <text:s/>0 1 1 1 1 1 1 1 0 1</text:p>
          </table:table-cell>
          <table:table-cell table:number-columns-repeated="2" office:value-type="string" calcext:value-type="string">
            <text:p>1 0 0 0 1 1 0 0 0 2 0 1 0 0 0 1 0 0 1 1 0 0 0 0 1 0 2 0 0 0 1 1 1 0 0 1 <text:s/>1 0 0 2 1 1 0 0 0 1 0 0 0 0 1 0 0 0 0 0 0 0 0 0 1 1 0 0 0 0 1 1 0 0 1 0 <text:s/>0 1 1 0 1 0 0 0 1 1 0 1 0 1 0 0 1 0 1 0 0 0 0 0 0 0 1 0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65080350" calcext:value-type="float">
            <text:p>1665080350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0 0 1 1 1 1 0 <text:s/>0 0 0 0 0 0 1 1 1 1 <text:s/>0 0 0 0 0 1 1 1 1 0 <text:s/>0 0 0 0 0 1 1 0 1 1 <text:s/>0 0 0 0 0 0 0 0 0 0 <text:s/>0 0 0 0 0 0 0 0 0 0 <text:s/>0 0 0 0 0 0 0 0 0 0 <text:s/>0 0 0 0 0 0 0 0 0 0 <text:s/>0 0 0 0 0 0 0 0 0 0 <text:s/>0 0 0 0 0 0 0 0 0 0 1 0 0 0 0 0 0 0 0 0 <text:s/>1 1 0 1 0 0 0 0 0 0 <text:s/>0 1 1 1 0 0 0 0 0 0 <text:s/>0 1 0 1 1 0 0 0 0 0 <text:s/>1 1 0 0 0 0 0 0 0 0 <text:s/>0 1 1 0 0 0 0 0 0 0 <text:s/>1 1 0 0 0 0 0 0 0 0 <text:s/>1 0 1 0 0 0 0 0 0 0 <text:s/>1 0 1 1 0 0 0 0 0 0 <text:s/>1 1 1 1 0 0 0 0 0 0 0 0 0 0 0 0 0 0 0 0 <text:s/>0 0 0 0 0 0 0 0 0 0 <text:s/>0 0 0 0 0 0 0 0 0 0 <text:s/>0 0 0 0 0 0 0 0 0 0 <text:s/>0 0 0 1 1 1 1 1 0 0 <text:s/>0 0 0 1 0 1 1 1 1 1 <text:s/>0 0 1 1 1 0 0 0 1 0 <text:s/>0 0 0 1 1 0 1 1 0 0 <text:s/>0 0 0 0 1 0 1 1 1 0 <text:s/>0 0 0 0 1 1 1 1 1 0</text:p>
          </table:table-cell>
          <table:table-cell table:number-columns-repeated="2" office:value-type="string" calcext:value-type="string">
            <text:p>0 1 1 1 1 0 0 0 0 1 0 0 1 0 1 1 0 2 0 0 1 0 0 0 1 0 0 0 0 1 1 0 1 0 2 0 <text:s/>0 1 0 0 0 0 1 0 0 0 0 0 1 1 1 0 0 0 1 0 0 0 0 0 0 0 0 0 0 1 1 1 2 1 0 1 <text:s/>0 0 0 1 0 0 1 1 0 1 0 0 0 1 0 0 0 1 0 0 0 0 0 0 0 0 0 1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02936850" calcext:value-type="float">
            <text:p>1802936850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0 0 0 0 0 0 0 <text:s/>0 0 0 0 0 0 0 0 0 0 <text:s/>0 0 0 0 0 0 0 0 0 0 <text:s/>0 0 0 0 0 0 0 0 0 0 <text:s/>0 0 0 0 0 0 0 0 0 1 <text:s/>0 0 0 0 0 0 0 0 0 1 <text:s/>0 0 0 0 0 1 1 1 1 1 <text:s/>0 0 0 0 0 0 0 1 1 0 <text:s/>0 0 0 0 0 0 1 1 1 1 <text:s/>0 0 0 0 0 0 0 1 0 0 0 0 0 0 0 0 0 0 0 0 <text:s/>0 0 0 0 0 0 1 0 0 0 <text:s/>0 0 0 1 0 1 1 1 0 0 <text:s/>0 1 1 1 1 0 1 0 0 0 <text:s/>0 1 1 1 1 1 1 1 0 0 <text:s/>0 1 1 1 1 0 0 0 0 0 <text:s/>0 1 0 1 0 0 0 0 0 0 <text:s/>0 0 1 1 1 1 0 0 0 0 <text:s/>0 0 0 0 0 0 0 0 0 0 <text:s/>0 0 0 0 0 0 0 0 0 0 1 1 1 0 1 0 0 0 0 0 <text:s/>1 1 1 1 1 1 0 0 0 0 <text:s/>1 1 0 0 0 0 0 0 0 0 <text:s/>1 0 0 0 0 0 0 0 0 0 <text:s/>1 0 0 0 0 0 0 0 0 0 <text:s/>1 0 0 0 0 0 0 0 0 0 <text:s/>1 0 0 0 0 0 0 0 0 0 <text:s/>1 1 0 0 0 0 0 0 0 0 <text:s/>1 0 1 1 0 0 0 0 0 0 <text:s/>1 1 1 1 0 0 0 0 0 0</text:p>
          </table:table-cell>
          <table:table-cell table:number-columns-repeated="2" office:value-type="string" calcext:value-type="string">
            <text:p>0 0 0 1 0 1 1 1 1 1 0 0 0 0 0 0 0 1 1 1 0 0 1 0 1 0 0 0 1 1 0 0 0 0 0 1 <text:s/>0 1 1 1 0 0 0 0 0 0 0 0 1 0 0 0 0 0 0 1 1 1 1 0 0 0 1 0 1 2 0 0 0 0 0 0 <text:s/>0 0 0 2 1 0 0 1 0 1 0 2 1 1 0 0 0 0 0 0 0 0 1 1 1 0 1 1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7587398" calcext:value-type="float">
            <text:p>1597587398</text:p>
          </table:table-cell>
          <table:table-cell table:style-name="ce1" office:value-type="string" calcext:value-type="string">
            <text:p><text:s/>True</text:p>
          </table:table-cell>
          <table:table-cell office:value-type="string" calcext:value-type="string">
            <text:p>1 0 1 1 1 1 0 0 1 1 <text:s/>1 1 1 1 1 1 1 1 1 1 <text:s/>1 1 0 0 1 0 0 1 0 1 <text:s/>0 1 1 1 0 1 1 0 1 1 <text:s/>0 0 1 1 1 1 1 1 0 0 <text:s/>0 0 0 1 0 1 0 1 1 1 <text:s/>0 0 0 0 1 1 1 1 1 0 <text:s/>0 0 0 0 0 1 1 1 1 0 <text:s/>0 0 0 0 0 1 1 1 1 1 <text:s/>0 0 0 0 0 1 0 1 0 0</text:p>
          </table:table-cell>
          <table:table-cell table:number-columns-repeated="2" office:value-type="string" calcext:value-type="string">
            <text:p>0 1 0 0 0 0 1 1 2 0 0 0 0 0 0 0 0 0 0 0 0 0 1 1 0 1 1 0 1 0 1 0 0 0 1 0 <text:s/>0 1 0 0 1 1 0 0 0 0 0 0 1 1 1 1 1 0 1 0 1 0 0 0 1 1 1 1 0 0 0 0 0 1 1 1 <text:s/>1 1 1 0 0 0 0 1 1 1 1 1 1 0 0 0 0 0 1 1 1 1 1 0 1 0 1 1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9107699" calcext:value-type="float">
            <text:p>1719107699</text:p>
          </table:table-cell>
          <table:table-cell table:style-name="ce1" office:value-type="string" calcext:value-type="string">
            <text:p><text:s/>True</text:p>
          </table:table-cell>
          <table:table-cell office:value-type="string" calcext:value-type="string">
            <text:p>1 1 0 0 0 0 0 0 0 0 <text:s/>1 1 0 0 0 0 0 0 0 0 <text:s/>1 0 0 0 0 0 0 0 0 0 <text:s/>0 0 0 0 0 0 0 0 0 0 <text:s/>0 0 0 0 0 0 0 0 0 0 <text:s/>0 0 0 0 0 0 0 0 0 0 <text:s/>0 0 0 0 0 0 0 0 0 0 <text:s/>0 0 0 0 0 0 0 0 0 0 <text:s/>0 0 0 0 0 0 0 0 0 0 <text:s/>0 0 0 0 0 0 0 0 0 0</text:p>
          </table:table-cell>
          <table:table-cell table:number-columns-repeated="2" office:value-type="string" calcext:value-type="string">
            <text:p>2 0 1 1 1 1 1 1 1 1 0 0 1 1 1 1 1 1 1 1 0 1 1 1 1 1 1 1 1 1 1 1 1 1 1 1 <text:s/>1 1 1 1 1 1 1 1 1 1 1 1 1 1 1 1 1 1 1 1 1 1 1 1 1 1 1 1 1 1 1 1 1 1 1 1 <text:s/>1 1 1 1 1 1 1 1 1 1 1 1 1 1 1 1 1 1 1 1 1 1 1 1 1 1 1 1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76982967" calcext:value-type="float">
            <text:p>1676982967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1 1 0 0 0 0 0 <text:s/>1 1 0 1 0 0 0 0 0 0 <text:s/>0 1 1 0 1 0 0 0 0 0 <text:s/>0 1 1 1 1 0 0 0 0 0 <text:s/>1 1 0 1 0 0 0 0 0 0 <text:s/>1 0 1 1 0 0 0 0 0 0 <text:s/>0 0 0 1 1 1 0 0 0 0 <text:s/>0 0 0 0 0 0 0 0 0 0 <text:s/>0 0 0 0 0 0 0 0 0 0 <text:s/>0 0 0 0 0 0 0 0 0 0 0 0 0 0 0 0 0 0 0 0 <text:s/>0 0 0 0 0 0 0 0 0 0 <text:s/>0 0 0 0 0 0 0 0 0 0 <text:s/>0 0 0 0 0 0 0 0 0 0 <text:s/>0 0 0 0 0 1 1 1 0 0 <text:s/>0 0 0 0 0 1 1 0 0 0 <text:s/>0 1 0 0 0 0 1 0 0 0 <text:s/>1 1 1 1 1 1 1 0 0 0 <text:s/>1 0 1 1 1 1 0 0 0 0 <text:s/>0 1 1 0 1 1 1 0 0 0 0 0 0 0 0 0 0 0 1 1 <text:s/>0 0 0 0 0 0 0 0 0 1 <text:s/>0 0 0 0 0 0 1 1 1 1 <text:s/>0 0 0 0 0 0 1 0 1 1 <text:s/>0 0 0 0 0 0 0 0 0 1 <text:s/>0 0 0 0 0 0 0 0 1 1 <text:s/>0 0 0 0 0 0 0 1 1 1 <text:s/>0 0 0 0 0 0 0 1 0 1 <text:s/>0 0 0 0 0 0 0 1 1 1 <text:s/>0 0 0 0 0 0 0 0 1 0</text:p>
          </table:table-cell>
          <table:table-cell table:number-columns-repeated="2" office:value-type="string" calcext:value-type="string">
            <text:p>1 0 0 0 0 1 1 1 0 0 0 0 1 0 1 1 1 1 1 0 1 0 0 1 0 1 0 0 0 0 1 0 2 0 0 1 <text:s/>0 1 0 0 0 0 1 0 1 0 0 0 1 0 0 1 0 0 1 0 0 1 0 0 1 0 1 0 0 0 0 0 0 0 0 0 <text:s/>0 2 0 0 0 0 1 2 0 1 0 0 0 0 1 0 0 0 1 0 0 1 0 0 0 1 0 1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553985" calcext:value-type="float">
            <text:p>55398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0 0 0 1 1 1 1 1 1 1 0 0 0 1 1 1 1 1 1 1 1 1 1 1 1 1 1 1 1 1 1 1 1 1 1 1 <text:s/>1 1 1 1 1 1 1 1 1 1 1 1 1 1 1 1 1 1 1 1 1 1 1 1 1 1 1 1 1 1 1 1 1 1 1 1 <text:s/>1 1 1 1 1 1 1 1 1 1 1 1 1 1 1 1 1 1 1 1 1 1 1 1 1 1 1 1</text:p>
          </table:table-cell>
          <table:table-cell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00/00/00</text:date>, <text:time style:data-style-name="N2" text:time-value="12:19:27.290994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9T12:25:55.066659736</dc:date>
    <meta:editing-duration>PT7M38S</meta:editing-duration>
    <meta:editing-cycles>2</meta:editing-cycles>
    <meta:generator>LibreOffice/6.4.6.2$Linux_X86_64 LibreOffice_project/40$Build-2</meta:generator>
    <meta:document-statistic meta:table-count="1" meta:cell-count="144" meta:object-count="0"/>
  </office:meta>
</office:document-meta>
</file>